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1E61C2D302C.png" manifest:media-type="image/png"/>
  <manifest:file-entry manifest:full-path="Pictures/10000001000003D60000026AB75FD9C9.png" manifest:media-type="image/png"/>
  <manifest:file-entry manifest:full-path="Pictures/10000001000003BE000001EA79D051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1dc" officeooo:paragraph-rsid="001301dc"/>
    </style:style>
    <style:style style:name="P2" style:family="paragraph" style:parent-style-name="Standard">
      <style:paragraph-properties fo:text-align="start" style:justify-single-word="false"/>
      <style:text-properties officeooo:rsid="001301dc" officeooo:paragraph-rsid="001301d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Buffer TC 2024</text:p>
      <text:p text:style-name="P1"/>
      <text:p text:style-name="P1"/>
      <text:p text:style-name="P2"><draw:frame draw:style-name="fr1" draw:name="Frame1" text:anchor-type="char" svg:width="6.6929in" draw:z-index="0"><draw:text-box fo:min-height="3.4228in"><text:p text:style-name="Figure"><draw:frame draw:style-name="fr4" draw:name="Image1" text:anchor-type="paragraph" svg:width="6.6929in" style:rel-width="100%" svg:height="3.4228in" style:rel-height="scale" draw:z-index="1"><draw:image xlink:href="Pictures/10000001000003BE000001EA79D051E7.png" xlink:type="simple" xlink:show="embed" xlink:actuate="onLoad" draw:mime-type="image/png"/></draw:frame>Figure <text:sequence text:ref-name="refFigure0" text:name="Figure" text:formula="ooow:Figure+1" style:num-format="1">1</text:sequence>: Parameters and performance of the buffer.</text:p></draw:text-box></draw:frame><text:s/></text:p>
      <text:p text:style-name="P2"><draw:frame draw:style-name="fr3" draw:name="Image2" text:anchor-type="char" svg:width="6.6929in" svg:height="4.2118in" draw:z-index="2"><draw:image xlink:href="Pictures/10000001000003D60000026AB75FD9C9.png" xlink:type="simple" xlink:show="embed" xlink:actuate="onLoad" draw:mime-type="image/png"/></draw:frame><text:s/></text:p>
      <text:p text:style-name="P2"><draw:frame draw:style-name="fr2" draw:name="Image3" text:anchor-type="char" svg:width="6.6929in" svg:height="2.2189in" draw:z-index="3"><draw:image xlink:href="Pictures/10000001000005BA000001E61C2D302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10-08T16:50:51.686279538</meta:creation-date>
    <dc:date>2024-10-08T21:59:08.110765210</dc:date>
    <dc:creator>Riccardo Della Sala</dc:creator>
    <meta:editing-duration>PT4H42M43S</meta:editing-duration>
    <meta:editing-cycles>1</meta:editing-cycles>
    <meta:document-statistic meta:table-count="0" meta:image-count="3" meta:object-count="0" meta:page-count="2" meta:paragraph-count="4" meta:word-count="12" meta:character-count="74" meta:non-whitespace-character-count="62"/>
    <meta:generator>LibreOffice/24.2.6.2$Linux_X86_64 LibreOffice_project/420$Build-2</meta:generator>
  </office:meta>
</office:document-meta>
</file>